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officeooo:rsid="0029eb97" officeooo:paragraph-rsid="0040e5d8"/>
    </style:style>
    <style:style style:name="P12" style:family="paragraph" style:parent-style-name="Text_20_body">
      <style:text-properties officeooo:rsid="0029eb97" officeooo:paragraph-rsid="004a4c8d"/>
    </style:style>
    <style:style style:name="P13" style:family="paragraph" style:parent-style-name="Text_20_body">
      <style:text-properties officeooo:rsid="002d4f01" officeooo:paragraph-rsid="004a4c8d"/>
    </style:style>
    <style:style style:name="P14" style:family="paragraph" style:parent-style-name="Text_20_body">
      <style:text-properties officeooo:rsid="003cda9e" officeooo:paragraph-rsid="004a4c8d"/>
    </style:style>
    <style:style style:name="P15" style:family="paragraph" style:parent-style-name="Text_20_body">
      <style:text-properties officeooo:paragraph-rsid="004267d0"/>
    </style:style>
    <style:style style:name="P16" style:family="paragraph" style:parent-style-name="Text_20_body">
      <style:text-properties officeooo:rsid="004a4c8d"/>
    </style:style>
    <style:style style:name="P17" style:family="paragraph" style:parent-style-name="Standard">
      <style:text-properties fo:language="en" fo:country="GB"/>
    </style:style>
    <style:style style:name="P18" style:family="paragraph" style:parent-style-name="Standard">
      <style:text-properties fo:language="en" fo:country="GB" officeooo:rsid="001af4c3" officeooo:paragraph-rsid="0025f9e6"/>
    </style:style>
    <style:style style:name="P19" style:family="paragraph" style:parent-style-name="Standard">
      <style:text-properties fo:language="en" fo:country="GB" officeooo:rsid="004efed7" officeooo:paragraph-rsid="004efed7"/>
    </style:style>
    <style:style style:name="P20" style:family="paragraph" style:parent-style-name="Standard">
      <style:paragraph-properties fo:line-height="135%"/>
      <style:text-properties fo:language="en" fo:country="GB"/>
    </style:style>
    <style:style style:name="P21" style:family="paragraph" style:parent-style-name="Title">
      <style:text-properties fo:language="en" fo:country="GB"/>
    </style:style>
    <style:style style:name="P22" style:family="paragraph" style:parent-style-name="Table_20_Contents">
      <style:text-properties fo:language="en" fo:country="GB"/>
    </style:style>
    <style:style style:name="P23" style:family="paragraph" style:parent-style-name="Table_20_Contents">
      <style:text-properties fo:language="en" fo:country="GB" officeooo:rsid="001d4de2" officeooo:paragraph-rsid="001d4de2"/>
    </style:style>
    <style:style style:name="P24" style:family="paragraph" style:parent-style-name="Table_20_Contents">
      <style:text-properties fo:language="en" fo:country="GB" officeooo:rsid="001d4de2" officeooo:paragraph-rsid="001ddeb4"/>
    </style:style>
    <style:style style:name="P25" style:family="paragraph" style:parent-style-name="Table_20_Contents">
      <style:text-properties fo:language="en" fo:country="GB" officeooo:rsid="001ddeb4" officeooo:paragraph-rsid="001ddeb4"/>
    </style:style>
    <style:style style:name="P26" style:family="paragraph" style:parent-style-name="Table_20_Contents">
      <style:text-properties fo:language="en" fo:country="GB" officeooo:rsid="001dba19" officeooo:paragraph-rsid="001dba19"/>
    </style:style>
    <style:style style:name="P27" style:family="paragraph" style:parent-style-name="Table_20_Heading">
      <style:text-properties fo:language="en" fo:country="GB"/>
    </style:style>
    <style:style style:name="P28" style:family="paragraph" style:parent-style-name="Footnote">
      <style:text-properties fo:language="en" fo:country="GB"/>
    </style:style>
    <style:style style:name="P29" style:family="paragraph" style:parent-style-name="Text_20_body" style:list-style-name="L3">
      <style:text-properties officeooo:rsid="0037f0a7" officeooo:paragraph-rsid="0037f0a7"/>
    </style:style>
    <style:style style:name="P30" style:family="paragraph" style:parent-style-name="Text_20_body" style:list-style-name="L4">
      <style:text-properties fo:language="en" fo:country="GB" officeooo:rsid="003cda9e" officeooo:paragraph-rsid="003cda9e"/>
    </style:style>
    <style:style style:name="P31" style:family="paragraph" style:parent-style-name="Text_20_body" style:list-style-name="L5">
      <style:text-properties fo:language="en" fo:country="GB"/>
    </style:style>
    <style:style style:name="P32" style:family="paragraph" style:parent-style-name="Text_20_body" style:list-style-name="L5">
      <style:text-properties fo:language="en" fo:country="GB" officeooo:rsid="0052983f"/>
    </style:style>
    <style:style style:name="P33" style:family="paragraph" style:parent-style-name="Text_20_body" style:list-style-name="L6">
      <style:text-properties fo:language="en" fo:country="GB" officeooo:rsid="0050ea9d" officeooo:paragraph-rsid="0050ea9d"/>
    </style:style>
    <style:style style:name="P34" style:family="paragraph" style:parent-style-name="Text_20_body" style:list-style-name="L6">
      <style:text-properties officeooo:paragraph-rsid="0050ea9d"/>
    </style:style>
    <style:style style:name="P35" style:family="paragraph" style:parent-style-name="Text_20_body">
      <style:text-properties officeooo:paragraph-rsid="004267d0"/>
    </style:style>
    <style:style style:name="P36" style:family="paragraph" style:parent-style-name="Text_20_body">
      <style:text-properties officeooo:rsid="005955b9" officeooo:paragraph-rsid="005955b9"/>
    </style:style>
    <style:style style:name="P37" style:family="paragraph" style:parent-style-name="Text_20_body">
      <style:text-properties officeooo:rsid="005ab514" officeooo:paragraph-rsid="005ab514"/>
    </style:style>
    <style:style style:name="P38" style:family="paragraph" style:parent-style-name="Text_20_body">
      <style:text-properties officeooo:rsid="005c3034" officeooo:paragraph-rsid="005c3034"/>
    </style:style>
    <style:style style:name="P39" style:family="paragraph" style:parent-style-name="Text_20_body">
      <style:text-properties officeooo:rsid="005d7129" officeooo:paragraph-rsid="005d7129"/>
    </style:style>
    <style:style style:name="P40" style:family="paragraph" style:parent-style-name="Heading_20_1">
      <style:text-properties fo:language="en" fo:country="GB"/>
    </style:style>
    <style:style style:name="P41" style:family="paragraph" style:parent-style-name="Heading_20_1">
      <style:text-properties fo:language="en" fo:country="GB" officeooo:rsid="0025f9e6"/>
    </style:style>
    <style:style style:name="P42" style:family="paragraph" style:parent-style-name="Heading_20_2">
      <style:text-properties fo:language="en" fo:country="GB"/>
    </style:style>
    <style:style style:name="P43" style:family="paragraph" style:parent-style-name="Heading_20_3">
      <style:text-properties fo:language="en" fo:country="GB"/>
    </style:style>
    <style:style style:name="P44" style:family="paragraph" style:parent-style-name="Heading_20_3">
      <style:text-properties fo:language="en" fo:country="GB" officeooo:rsid="0040e5d8"/>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ab514"/>
    </style:style>
    <style:style style:name="T19" style:family="text">
      <style:text-properties officeooo:rsid="002bb8c9"/>
    </style:style>
    <style:style style:name="T20" style:family="text">
      <style:text-properties officeooo:rsid="003464f1"/>
    </style:style>
    <style:style style:name="T21" style:family="text">
      <style:text-properties officeooo:rsid="00363c7b"/>
    </style:style>
    <style:style style:name="T22" style:family="text">
      <style:text-properties officeooo:rsid="0037f0a7"/>
    </style:style>
    <style:style style:name="T23" style:family="text">
      <style:text-properties fo:font-style="italic"/>
    </style:style>
    <style:style style:name="T24" style:family="text">
      <style:text-properties officeooo:rsid="0042e9cd"/>
    </style:style>
    <style:style style:name="T25" style:family="text">
      <style:text-properties officeooo:rsid="004a4c8d"/>
    </style:style>
    <style:style style:name="T26" style:family="text">
      <style:text-properties officeooo:rsid="0052983f"/>
    </style:style>
    <style:style style:name="T27" style:family="text">
      <style:text-properties officeooo:rsid="003cda9e"/>
    </style:style>
    <style:style style:name="T28" style:family="text">
      <style:text-properties officeooo:rsid="002841a7"/>
    </style:style>
    <style:style style:name="T29" style:family="text">
      <style:text-properties officeooo:rsid="00443dad"/>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rtivity</text:p>
      <text:h text:style-name="P40" text:outline-level="1">Executive summary</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document digital technique<text:span text:style-name="T22">s</text:span> <text:span text:style-name="T22">during</text:span> creative production. Finally, the captured data will be <text:span text:style-name="T22">the basis</text:span> of a self-archiving tool for artists who wish to document their practice.</text:p>
      <text:p text:style-name="P5"><office:annotation office:name="__Annotation__744_1967940026"><dc:creator>Athanasios Velios</dc:creator><dc:date>2015-04-14T12:13:30</dc:date><text:list text:style-name=""><text:list-item><text:p text:style-name="P45"><text:span text:style-name="T30">TODO</text:span></text:p></text:list-item></text:list></office:annotation>Reference to each section<office:annotation-end office:name="__Annotation__744_1967940026"/></text:p>
      <text:h text:style-name="P40" text:outline-level="1">Stakeholders, goals and objectives</text:h>
      <text:h text:style-name="P42" text:outline-level="2">Stakeholders</text:h>
      <text:p text:style-name="P5">This project was initiated following discussions on the mechanisms of creativity in an art and design context. We have identified a number of stakeholders:</text:p>
      <text:list xml:id="list4810133492706345982" text:style-name="L3">
        <text:list-item>
          <text:p text:style-name="P29"><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29"><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29"><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28">Jarvis, M. (2007) ‘Articulating the tacit dimension in artmaking’, <text:span text:style-name="T23">Journal of Visual Art Practice</text:span>, 6(3), pp. 201–213. doi: 10.1386/jvap.6.3.201_1.</text:p><text:p text:style-name="P28"/></text:note-body></text:note></text:span><text:span text:style-name="T7"> of artwork.</text:span></text:p>
        </text:list-item>
        <text:list-item>
          <text:p text:style-name="P29"><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ext:soft-page-break/>The engagement of these stakeholders and the adoption of Artivity's tools will indicate whether there is scope in including policy makes in the list of stakeholders (such as the Arts and Design Councils and the Arts and Humanities Research Board).</text:p>
      <text:p text:style-name="P8">Although the identified stakeholders are primarily from the creative sector, creativity <text:span text:style-name="T27">fuels work</text:span> in all sectors. There is scope in examining how Artivity's tools could be used to capture creativity in <text:span text:style-name="T27">other sectors such as </text:span>the Maths and Sciences at a later stage in the project.</text:p>
      <text:h text:style-name="P42" text:outline-level="2">Goals and objectives</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4362423887825146667" text:style-name="L4">
        <text:list-item>
          <text:p text:style-name="P30">Engage in dialogue with art historians, conservators, artists and designers to identify the nature of contextual data in their practices and how best these can be used.</text:p>
        </text:list-item>
        <text:list-item>
          <text:p text:style-name="P30">Identify the right technologies which we can extend to capture contextual data and implement these extensions based on an iterative development process.</text:p>
        </text:list-item>
        <text:list-item>
          <text:p text:style-name="P30">Capture data from volunteer artists and designers and analyse it to extracte a well-supported narrative about their practice.</text:p>
        </text:list-item>
        <text:list-item>
          <text:p text:style-name="P30">Engage with stakeholders to undertake longer tests and promote the tool.</text:p>
        </text:list-item>
      </text:list>
      <text:h text:style-name="P42" text:outline-level="2">Use cases</text:h>
      <text:p text:style-name="P9">Following consultation with stakeholders, we have chosen to provide <text:span text:style-name="T25">tools and data</text:span> for three user cases <text:span text:style-name="T19">as explained next.</text:span></text:p>
      <text:p text:style-name="P12"><text:span text:style-name="Strong_20_Emphasis"><text:span text:style-name="T1">Art historical research</text:span></text:span><text:span text:style-name="T1">: Research methods in art history and criticism tend to look at the <text:s/>whole output of an artist over his active lifetime. Artivity will provide mechanisms of delivering data about artists' work produced over long periods of time, by allowing solutions to be scalable.</text:span></text:p>
      <text:p text:style-name="P13"><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14"><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s://en.wikipedia.org/wiki/David_Batchelor_(artist_and_writer)" text:style-name="Internet_20_link" text:visited-style-name="Visited_20_Internet_20_Link"><text:span text:style-name="T10">David Batchelor</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40" text:outline-level="1"><text:soft-page-break/>Deliverables <text:span text:style-name="T25">for Phase 1</text:span></text:h>
      <text:h text:style-name="P42" text:outline-level="2"><text:span text:style-name="T25">Data s</text:span>pecification</text:h>
      <text:p text:style-name="P2">This project will make use of open source software based on the GNOME desktop. More specifically:</text:p>
      <text:list xml:id="list4719901195185354861" text:style-name="L5">
        <text:list-item>
          <text:p text:style-name="P31">GNOME Activity Journal <text:span text:style-name="T20">(</text:span>zeitgeist framework<text:span text:style-name="T20">)</text:span>, which provides a way of logging user activity on the GNOME desktop.</text:p>
        </text:list-item>
        <text:list-item>
          <text:p text:style-name="P31"><text:span text:style-name="T20">I</text:span>nkscape, which is a popular vector drawing application.</text:p>
        </text:list-item>
        <text:list-item>
          <text:p text:style-name="P32">a raster image editing application (possibly Krita or GIMP, to be decided in phase 2).</text:p>
        </text:list-item>
      </text:list>
      <text:p text:style-name="P2">GNOME Activity Journal already logs user events in relation to web browsing, email messaging and file editing. This project will extend this functionality to cover specific tool use <text:span text:style-name="T20">i</text:span>n the aforementioned applications.</text:p>
      <text:h text:style-name="P43" text:outline-level="3"><text:span text:style-name="T21">Creative-r</text:span>esearch data</text:h>
      <text:p text:style-name="P11"><text:span text:style-name="Strong_20_Emphasis"><text:span text:style-name="T13">Web-browsing history</text:span></text:span><text:span text:style-name="T13">: The starting point of researching at the begining of art production is online search engines. Therefore the web-</text:span><text:span text:style-name="T1">browsing history </text:span><text:span text:style-name="T14">on the creator's desktop is an important source of information which may help art historical research about an artwork or a body of work.</text:span></text:p>
      <text:p text:style-name="P11"><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44" text:outline-level="3">Data about technique (visual art and design)</text:h>
      <text:p text:style-name="P10"><text:span text:style-name="T28">A</text:span>part from consulting with stakeholders, a number of academic publications have been used to identify these types of data (see <text:bookmark-ref text:reference-format="text" text:ref-name="__RefHeading__729_1967940026">References</text:bookmark-ref>) <text:span text:style-name="T29">which are listed here in no particular order</text:span>.</text:p>
      <text:p text:style-name="P15"><text:span text:style-name="Strong_20_Emphasis"><text:span text:style-name="T4">Layers and layering</text:span></text:span><text:span text:style-name="T8">: data to describe the order of objects on a canvas which is a typical way of building up an image especially in painting.</text:span></text:p>
      <text:p text:style-name="P15"><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39"><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36"><text:span text:style-name="Strong_20_Emphasis"><text:span text:style-name="T4">S</text:span></text:span><text:span text:style-name="Strong_20_Emphasis"><text:span text:style-name="T1">peed</text:span></text:span><text:span text:style-name="T1">: data to indicate when an artwork progresses fast or slow. We will record the number of objects generated and modified during a given period of time.</text:span></text:p>
      <text:p text:style-name="P38"><text:span text:style-name="Strong_20_Emphasis"><text:span text:style-name="T1">Number of modifications</text:span></text:span><text:span text:style-name="T1">: data to indicate how many times the properties of an object have </text:span><text:soft-page-break/><text:span text:style-name="T1">changed.</text:span></text:p>
      <text:p text:style-name="P15"><text:span text:style-name="Strong_20_Emphasis"><text:span text:style-name="T4">Number of objects</text:span></text:span><text:span text:style-name="T4">: a count of the number of objects on a canvas to indicate how busy (or how minimalist) the result is.</text:span></text:p>
      <text:p text:style-name="P15"><text:span text:style-name="Strong_20_Emphasis"><text:span text:style-name="T4">Subtlety of gradients</text:span></text:span><text:span text:style-name="T4">: the colour difference between nodes of a gradient will indicate the contrast of the image.</text:span></text:p>
      <text:p text:style-name="P15"><text:span text:style-name="Strong_20_Emphasis"><text:span text:style-name="T5">Masking</text:span></text:span><text:span text:style-name="T5">: data to describe the frequency of use of masks in image processing to indicate the focus on detailed work. </text:span></text:p>
      <text:p text:style-name="P15"><text:span text:style-name="Strong_20_Emphasis"><text:span text:style-name="T5">Copying/tracing</text:span></text:span><text:span text:style-name="T5">: data to describe the frequency of copied objects and the extend of the use of selections. </text:span></text:p>
      <text:p text:style-name="P15"><text:span text:style-name="Strong_20_Emphasis"><text:span text:style-name="T9">Colour quality</text:span></text:span><text:span text:style-name="T6">: data to indicate the overall quality of colour used in the artwork and the dominant pallete in terms of hue and saturation.</text:span></text:p>
      <text:p text:style-name="P15"><text:span text:style-name="Strong_20_Emphasis"><text:span text:style-name="T9">Brush type</text:span></text:span><text:span text:style-name="T9">: data to describe the width and type of brushes used. </text:span></text:p>
      <text:p text:style-name="P15"><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37"><text:span text:style-name="T18">T</text:span><text:span text:style-name="T1">he above records will be retrieved on a per-artwork basis and therefore comparisons between data from different artworks will be possible. This will allow investigating whether there is a pattern of work (e.g. the starting settings of tools, or colours chosen).</text:span></text:p>
      <text:p text:style-name="P2">In Phase 2 and 3 of the project we may consider other types of creative production such as sound art or video art. The above list of types of data will be expanded for those applications.</text:p>
      <text:h text:style-name="P42" text:outline-level="2">Software</text:h>
      <text:p text:style-name="P16"><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581508899665076236" text:style-name="L6">
        <text:list-item>
          <text:p text:style-name="P33">Data about actions taken by the user in Inkscape to be sent to GNOME Activity journal.</text:p>
        </text:list-item>
        <text:list-item>
          <text:p text:style-name="P33">Inkscape data stored in GNOME Activity Journal to be accessible to the user by a GUI.</text:p>
        </text:list-item>
        <text:list-item>
          <text:p text:style-name="P34"><text:span text:style-name="T15">GNOME Activity Journal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text:span></text:p>
        </text:list-item>
      </text:list>
      <text:h text:style-name="P42" text:outline-level="2">Testing</text:h>
      <text:p text:style-name="P18"><office:annotation office:name="__Annotation__1082_515837705"><dc:creator>Athanasios Velios</dc:creator><dc:date>2015-04-15T09:29:05</dc:date><text:list text:style-name=""><text:list-item><text:p text:style-name="P45"><text:span text:style-name="T30">TODO</text:span></text:p></text:list-item></text:list></office:annotation>Report on initial tests, including data captured from initial use of the software alongside a narrative of what the data could reveal.<office:annotation-end office:name="__Annotation__1082_515837705"/></text:p>
      <text:h text:style-name="P42" text:outline-level="2">Deliverables for Phase 2 and 3</text:h>
      <text:p text:style-name="P18">List of deliverables for Phase 2 and Phase 3.</text:p>
      <text:p text:style-name="P19">Phase 2: GIMP, Krita</text:p>
      <text:p text:style-name="P19">Phase 3: Screenshot captures and full text, button</text:p>
      <text:h text:style-name="P41" text:outline-level="1">Schedule and Milestones <text:span text:style-name="T24">for Phase 1</text:span></text:h>
      <table:table table:name="Table1" table:style-name="Table1">
        <table:table-column table:style-name="Table1.A"/>
        <table:table-column table:style-name="Table1.B" table:number-columns-repeated="14"/>
        <table:table-row>
          <table:table-cell table:style-name="Table1.A1" office:value-type="string">
            <text:p text:style-name="P27"/>
          </table:table-cell>
          <table:table-cell table:style-name="Table1.A1" office:value-type="string">
            <text:p text:style-name="P27">Apr</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May</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n</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l</text:p>
          </table:table-cell>
          <table:table-cell table:style-name="Table1.O1" office:value-type="string">
            <text:p text:style-name="P27"/>
          </table:table-cell>
        </table:table-row>
        <text:soft-page-break/>
        <table:table-row>
          <table:table-cell table:style-name="Table1.A2" office:value-type="string">
            <text:p text:style-name="P27">Specification</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2" office:value-type="string">
            <text:p text:style-name="P22"/>
          </table:table-cell>
        </table:table-row>
        <table:table-row>
          <table:table-cell table:style-name="Table1.A2" office:value-type="string">
            <text:p text:style-name="P27">Software</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3" office:value-type="string">
            <text:p text:style-name="P22"/>
          </table:table-cell>
        </table:table-row>
        <table:table-row>
          <table:table-cell table:style-name="Table1.A2" office:value-type="string">
            <text:p text:style-name="P27">Testing</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4" office:value-type="string">
            <text:p text:style-name="P22"/>
          </table:table-cell>
        </table:table-row>
        <table:table-row>
          <table:table-cell table:style-name="Table1.A2" office:value-type="string">
            <text:p text:style-name="P27">Deliverable for Phase 2, 3</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O5" office:value-type="string">
            <text:p text:style-name="P22"/>
          </table:table-cell>
        </table:table-row>
        <table:table-row>
          <table:table-cell table:style-name="Table1.A6" office:value-type="string">
            <text:p text:style-name="P23"/>
          </table:table-cell>
          <table:table-cell table:style-name="Table1.B6" office:value-type="string">
            <text:p text:style-name="P22"/>
          </table:table-cell>
          <table:table-cell table:style-name="Table1.C6" office:value-type="string">
            <text:p text:style-name="P22"/>
          </table:table-cell>
          <table:table-cell table:style-name="Table1.D6" office:value-type="string">
            <text:p text:style-name="P22"/>
          </table:table-cell>
          <table:table-cell table:style-name="Table1.E6" office:value-type="string">
            <text:p text:style-name="P22"/>
          </table:table-cell>
          <table:table-cell table:style-name="Table1.F6" office:value-type="string">
            <text:p text:style-name="P22"/>
          </table:table-cell>
          <table:table-cell table:style-name="Table1.G6" office:value-type="string">
            <text:p text:style-name="P22"/>
          </table:table-cell>
          <table:table-cell table:style-name="Table1.H6" office:value-type="string">
            <text:p text:style-name="P22"/>
          </table:table-cell>
          <table:table-cell table:style-name="Table1.I6" office:value-type="string">
            <text:p text:style-name="P22"/>
          </table:table-cell>
          <table:table-cell table:style-name="Table1.J6" office:value-type="string">
            <text:p text:style-name="P22"/>
          </table:table-cell>
          <table:table-cell table:style-name="Table1.K6" office:value-type="string">
            <text:p text:style-name="P22"/>
          </table:table-cell>
          <table:table-cell table:style-name="Table1.L6" office:value-type="string">
            <text:p text:style-name="P22"/>
          </table:table-cell>
          <table:table-cell table:style-name="Table1.M6" office:value-type="string">
            <text:p text:style-name="P22"/>
          </table:table-cell>
          <table:table-cell table:style-name="Table1.N6" office:value-type="string">
            <text:p text:style-name="P22"/>
          </table:table-cell>
          <table:table-cell table:style-name="Table1.O6" office:value-type="string">
            <text:p text:style-name="P22"/>
          </table:table-cell>
        </table:table-row>
        <table:table-row>
          <table:table-cell table:style-name="Table1.A7" office:value-type="string">
            <text:p text:style-name="P23">Specification document complete</text:p>
          </table:table-cell>
          <table:table-cell table:style-name="Table1.B7" office:value-type="string">
            <text:p text:style-name="P22"/>
          </table:table-cell>
          <table:table-cell table:style-name="Table1.C7" office:value-type="string">
            <text:p text:style-name="P22"/>
          </table:table-cell>
          <table:table-cell table:style-name="Table1.D7" office:value-type="string">
            <text:p text:style-name="P22"/>
          </table:table-cell>
          <table:table-cell table:style-name="Table1.E7" office:value-type="string">
            <text:p text:style-name="P22"/>
          </table:table-cell>
          <table:table-cell table:style-name="Table1.F7" office:value-type="string">
            <text:p text:style-name="P22"/>
          </table:table-cell>
          <table:table-cell table:style-name="Table1.G7" office:value-type="string">
            <text:p text:style-name="P22"/>
          </table:table-cell>
          <table:table-cell table:style-name="Table1.H7" office:value-type="string">
            <text:p text:style-name="P22"/>
          </table:table-cell>
          <table:table-cell table:style-name="Table1.I7" office:value-type="string">
            <text:p text:style-name="P22"/>
          </table:table-cell>
          <table:table-cell table:style-name="Table1.J7" office:value-type="string">
            <text:p text:style-name="P22"/>
          </table:table-cell>
          <table:table-cell table:style-name="Table1.K7" office:value-type="string">
            <text:p text:style-name="P22"/>
          </table:table-cell>
          <table:table-cell table:style-name="Table1.L7" office:value-type="string">
            <text:p text:style-name="P22"/>
          </table:table-cell>
          <table:table-cell table:style-name="Table1.M7" office:value-type="string">
            <text:p text:style-name="P22"/>
          </table:table-cell>
          <table:table-cell table:style-name="Table1.N7" office:value-type="string">
            <text:p text:style-name="P22"/>
          </table:table-cell>
          <table:table-cell table:style-name="Table1.O7" office:value-type="string">
            <text:p text:style-name="P22"/>
          </table:table-cell>
        </table:table-row>
        <table:table-row>
          <table:table-cell table:style-name="Table1.A9" office:value-type="string">
            <text:p text:style-name="P25">Project meeting</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8" office:value-type="string">
            <text:p text:style-name="P22"/>
          </table:table-cell>
          <table:table-cell table:style-name="Table1.H8" office:value-type="string">
            <text:p text:style-name="P22"/>
          </table:table-cell>
          <table:table-cell table:style-name="Table1.I8"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9" office:value-type="string">
            <text:p text:style-name="P24">Inkscape – <text:span text:style-name="T26">zeitgeist bridge</text:span> complete</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9" office:value-type="string">
            <text:p text:style-name="P22"/>
          </table:table-cell>
          <table:table-cell table:style-name="Table1.H9" office:value-type="string">
            <text:p text:style-name="P22"/>
          </table:table-cell>
          <table:table-cell table:style-name="Table1.I9"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10" office:value-type="string">
            <text:p text:style-name="P23">Report on testing complete</text:p>
          </table:table-cell>
          <table:table-cell table:style-name="Table1.B10" office:value-type="string">
            <text:p text:style-name="P22"/>
          </table:table-cell>
          <table:table-cell table:style-name="Table1.C10" office:value-type="string">
            <text:p text:style-name="P22"/>
          </table:table-cell>
          <table:table-cell table:style-name="Table1.D10" office:value-type="string">
            <text:p text:style-name="P22"/>
          </table:table-cell>
          <table:table-cell table:style-name="Table1.I10" office:value-type="string">
            <text:p text:style-name="P22"/>
          </table:table-cell>
          <table:table-cell table:style-name="Table1.F10" office:value-type="string">
            <text:p text:style-name="P22"/>
          </table:table-cell>
          <table:table-cell table:style-name="Table1.I10" office:value-type="string">
            <text:p text:style-name="P22"/>
          </table:table-cell>
          <table:table-cell table:style-name="Table1.H10" office:value-type="string">
            <text:p text:style-name="P22"/>
          </table:table-cell>
          <table:table-cell table:style-name="Table1.I10" office:value-type="string">
            <text:p text:style-name="P22"/>
          </table:table-cell>
          <table:table-cell table:style-name="Table1.J10" office:value-type="string">
            <text:p text:style-name="P22"/>
          </table:table-cell>
          <table:table-cell table:style-name="Table1.K10" office:value-type="string">
            <text:p text:style-name="P22"/>
          </table:table-cell>
          <table:table-cell table:style-name="Table1.L10" office:value-type="string">
            <text:p text:style-name="P22"/>
          </table:table-cell>
          <table:table-cell table:style-name="Table1.M10" office:value-type="string">
            <text:p text:style-name="P22"/>
          </table:table-cell>
          <table:table-cell table:style-name="Table1.N10" office:value-type="string">
            <text:p text:style-name="P22"/>
          </table:table-cell>
          <table:table-cell table:style-name="Table1.O10" office:value-type="string">
            <text:p text:style-name="P22"/>
          </table:table-cell>
        </table:table-row>
        <table:table-row>
          <table:table-cell table:style-name="Table1.A11" office:value-type="string">
            <text:p text:style-name="P23">Description of deliverables <text:span text:style-name="T26">for Phase 2 and 3</text:span> complete</text:p>
          </table:table-cell>
          <table:table-cell table:style-name="Table1.B11" office:value-type="string">
            <text:p text:style-name="P22"/>
          </table:table-cell>
          <table:table-cell table:style-name="Table1.C11" office:value-type="string">
            <text:p text:style-name="P22"/>
          </table:table-cell>
          <table:table-cell table:style-name="Table1.D11" office:value-type="string">
            <text:p text:style-name="P22"/>
          </table:table-cell>
          <table:table-cell table:style-name="Table1.K11" office:value-type="string">
            <text:p text:style-name="P22"/>
          </table:table-cell>
          <table:table-cell table:style-name="Table1.F11" office:value-type="string">
            <text:p text:style-name="P22"/>
          </table:table-cell>
          <table:table-cell table:style-name="Table1.K11" office:value-type="string">
            <text:p text:style-name="P22"/>
          </table:table-cell>
          <table:table-cell table:style-name="Table1.H11" office:value-type="string">
            <text:p text:style-name="P22"/>
          </table:table-cell>
          <table:table-cell table:style-name="Table1.K11" office:value-type="string">
            <text:p text:style-name="P22"/>
          </table:table-cell>
          <table:table-cell table:style-name="Table1.J11" office:value-type="string">
            <text:p text:style-name="P22"/>
          </table:table-cell>
          <table:table-cell table:style-name="Table1.K11" office:value-type="string">
            <text:p text:style-name="P22"/>
          </table:table-cell>
          <table:table-cell table:style-name="Table1.L11" office:value-type="string">
            <text:p text:style-name="P22"/>
          </table:table-cell>
          <table:table-cell table:style-name="Table1.M11" office:value-type="string">
            <text:p text:style-name="P22"/>
          </table:table-cell>
          <table:table-cell table:style-name="Table1.N11" office:value-type="string">
            <text:p text:style-name="P22"/>
          </table:table-cell>
          <table:table-cell table:style-name="Table1.O12" office:value-type="string">
            <text:p text:style-name="P22"/>
          </table:table-cell>
        </table:table-row>
        <table:table-row>
          <table:table-cell table:style-name="Table1.A12" office:value-type="string">
            <text:p text:style-name="P26">Second sandpit</text:p>
          </table:table-cell>
          <table:table-cell table:style-name="Table1.B12" office:value-type="string">
            <text:p text:style-name="P22"/>
          </table:table-cell>
          <table:table-cell table:style-name="Table1.C12" office:value-type="string">
            <text:p text:style-name="P22"/>
          </table:table-cell>
          <table:table-cell table:style-name="Table1.D12" office:value-type="string">
            <text:p text:style-name="P22"/>
          </table:table-cell>
          <table:table-cell table:style-name="Table1.M12" office:value-type="string">
            <text:p text:style-name="P22"/>
          </table:table-cell>
          <table:table-cell table:style-name="Table1.F12" office:value-type="string">
            <text:p text:style-name="P22"/>
          </table:table-cell>
          <table:table-cell table:style-name="Table1.M12" office:value-type="string">
            <text:p text:style-name="P22"/>
          </table:table-cell>
          <table:table-cell table:style-name="Table1.H12" office:value-type="string">
            <text:p text:style-name="P22"/>
          </table:table-cell>
          <table:table-cell table:style-name="Table1.M12" office:value-type="string">
            <text:p text:style-name="P22"/>
          </table:table-cell>
          <table:table-cell table:style-name="Table1.J12" office:value-type="string">
            <text:p text:style-name="P22"/>
          </table:table-cell>
          <table:table-cell table:style-name="Table1.M12" office:value-type="string">
            <text:p text:style-name="P22"/>
          </table:table-cell>
          <table:table-cell table:style-name="Table1.L12" office:value-type="string">
            <text:p text:style-name="P22"/>
          </table:table-cell>
          <table:table-cell table:style-name="Table1.M12" office:value-type="string">
            <text:p text:style-name="P22"/>
          </table:table-cell>
          <table:table-cell table:style-name="Table1.N12" office:value-type="string">
            <text:p text:style-name="P22"/>
          </table:table-cell>
          <table:table-cell table:style-name="Table1.O12" office:value-type="string">
            <text:p text:style-name="P22"/>
          </table:table-cell>
        </table:table-row>
      </table:table>
      <text:h text:style-name="P40" text:outline-level="1">Resources</text:h>
      <text:h text:style-name="P42" text:outline-level="2">Financial</text:h>
      <text:p text:style-name="P3">You may append your budget. Please note that all travel and subsistence expenses should be included in the costs (i.e. please include travels for next workshop, and any other travels and accommodation you may require for the duration of the project)</text:p>
      <text:h text:style-name="P42" text:outline-level="2">Technical</text:h>
      <text:p text:style-name="P3">List how the project will follow best practice for technical development, any specific technologies or approaches that will be adopted, rough estimates for data storage, computing power and other technical requirements.</text:p>
      <text:h text:style-name="P42" text:outline-level="2">Human</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text:soft-page-break/>Athanasios Velios will have the overall management of the project </text:p>
      <text:p text:style-name="P7">Semiodesk</text:p>
      <text:p text:style-name="P7"/>
      <text:h text:style-name="P42" text:outline-level="2">Communications</text:h>
      <text:p text:style-name="P3">You have already identified the stakeholders above, so this part of the plan will shortly describe any engagement and communications activities that you have planned. We will have an aggregated blog post every 3 weeks with the project progress, the IdeaScale site will be open for voting and comments, and you can add any communications strategies that you have also planned here. </text:p>
      <text:h text:style-name="P40" text:outline-level="1">Sustainability</text:h>
      <text:h text:style-name="P40" text:outline-level="1">Additional elements to consider</text:h>
      <text:p text:style-name="P3">Depending on where you think these fit best, you may also think about the implications that the following elements would have on your project:</text:p>
      <text:h text:style-name="P42" text:outline-level="2">Strategy and methodology of the overall approach</text:h>
      <text:h text:style-name="P42" text:outline-level="2">Related projects</text:h>
      <text:h text:style-name="P42" text:outline-level="2">Critical local, national, global initiatives and standards used</text:h>
      <text:h text:style-name="P42" text:outline-level="2">Constraints to the project</text:h>
      <text:h text:style-name="P42" text:outline-level="2">Intellectual Property Rights (all Jisc funded projects must share outcomes with the community) and what will happen to the project outputs/outcomes at the end of the project</text:h>
      <text:h text:style-name="P40" text:outline-level="1"><text:bookmark-start text:name="__RefHeading__729_1967940026"/>References<text:bookmark-end text:name="__RefHeading__729_1967940026"/></text:h>
      <text:p text:style-name="P17">Jarvis, M. (2007) ‘Articulating the tacit dimension in artmaking’, <text:span text:style-name="T23">Journal of Visual Art Practice</text:span>, 6(3), pp. 201–213. doi: 10.1386/jvap.6.3.201_1.</text:p>
      <text:p text:style-name="P20">Thomas Hess (1953) ‘De Kooning Paints a Picture | ARTnews’, <text:span text:style-name="T23">ARTnews</text:span>. Available at: http://www.artnews.com/2012/11/12/de-kooning-paints-a-picture/ (Accessed: 13 April 2015).</text:p>
      <text:p text:style-name="P20">Whiteley, N. (2007) ‘Seeing what, how and why: the ARTnews series, 1953–58’, <text:span text:style-name="T23">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5-08T12:55:46.082834381</dc:date>
    <dc:creator>Athanasios Velios</dc:creator>
    <meta:editing-duration>PT10H49M24S</meta:editing-duration>
    <meta:editing-cycles>35</meta:editing-cycles>
    <meta:generator>LibreOffice/4.3.7.2$Linux_X86_64 LibreOffice_project/430$Build-2</meta:generator>
    <meta:document-statistic meta:table-count="1" meta:image-count="0" meta:object-count="0" meta:page-count="6" meta:paragraph-count="103" meta:word-count="1992" meta:character-count="12448" meta:non-whitespace-character-count="10544"/>
  </office:meta>
</office:document-meta>
</file>